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7pt" style:font-size-asian="7pt" style:font-family-complex="'XB Tabriz'" style:font-pitch-complex="variable" style:font-size-complex="7pt"/>
    </style:style>
    <style:style style:name="T1" style:family="text">
      <style:text-properties fo:font-family="'XB Tabriz'" style:font-pitch="variable" fo:font-size="7pt" style:font-size-asian="7pt" style:font-family-complex="'XB Tabriz'" style:font-pitch-complex="variable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2" draw:id="id2" draw:layer="layout" svg:width="1.797cm" svg:height="2.892cm" svg:x="0.889cm" svg:y="0.537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4.897cm" svg:y="-4.661cm"/>
          <draw:glue-point draw:id="5" svg:x="1.363cm" svg:y="-4.661cm"/>
        </draw:frame>
        <draw:custom-shape draw:style-name="gr2" draw:text-style-name="P1" draw:layer="layout" svg:width="1.651cm" svg:height="0.635cm" svg:x="0.889cm" svg:y="0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51cm" svg:height="0.635cm" svg:x="0.889cm" svg:y="1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51cm" svg:height="0.635cm" svg:x="0.889cm" svg:y="2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51cm" svg:height="0.635cm" svg:x="0.889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361cm" svg:height="0.632cm" svg:x="2.54cm" svg:y="0.889cm">
          <draw:text-box>
            <text:p><text:span text:style-name="T1">برقرار حال</text:span></text:p>
          </draw:text-box>
        </draw:frame>
        <draw:frame draw:style-name="gr3" draw:text-style-name="P2" draw:layer="layout" svg:width="1.353cm" svg:height="0.632cm" svg:x="2.54cm" svg:y="1.524cm">
          <draw:text-box>
            <text:p><text:span text:style-name="T1">پست حال</text:span></text:p>
          </draw:text-box>
        </draw:frame>
        <draw:frame draw:style-name="gr3" draw:text-style-name="P2" draw:layer="layout" svg:width="1.213cm" svg:height="0.632cm" svg:x="2.667cm" svg:y="2.162cm">
          <draw:text-box>
            <text:p><text:span text:style-name="T1">بلند حال</text:span></text:p>
          </draw:text-box>
        </draw:frame>
        <draw:frame draw:style-name="gr3" draw:text-style-name="P2" draw:layer="layout" svg:width="2.267cm" svg:height="0.632cm" svg:x="2.667cm" svg:y="2.794cm">
          <draw:text-box>
            <text:p><text:span text:style-name="T1">استعمال نہیں کیا جاتا</text:span></text:p>
          </draw:text-box>
        </draw:frame>
        <draw:frame draw:style-name="gr3" draw:text-style-name="P2" xml:id="id1" draw:id="id1" draw:layer="layout" svg:width="1.294cm" svg:height="0.632cm" svg:x="3.81cm" svg:y="0.762cm">
          <draw:text-box>
            <text:p><text:span text:style-name="T1">نئی قیمت</text:span></text:p>
          </draw:text-box>
        </draw:frame>
        <draw:frame draw:style-name="gr3" draw:text-style-name="P2" xml:id="id3" draw:id="id3" draw:layer="layout" svg:width="1.416cm" svg:height="0.632cm" svg:x="3.683cm" svg:y="0.381cm">
          <draw:text-box>
            <text:p><text:span text:style-name="T1">پرانی قیمت</text:span></text:p>
          </draw:text-box>
        </draw:frame>
        <draw:connector draw:style-name="gr4" draw:text-style-name="P1" draw:layer="layout" draw:type="curve" draw:line-skew="-0.003cm" svg:x1="3.81cm" svg:y1="1.078cm" svg:x2="2.666cm" svg:y2="0.636cm" draw:start-shape="id1" draw:start-glue-point="3" draw:end-shape="id2" draw:end-glue-point="4" svg:d="m3810 1078c-847 0-276-442-1144-442">
          <text:p/>
        </draw:connector>
        <draw:connector draw:style-name="gr4" draw:text-style-name="P1" draw:layer="layout" draw:type="curve" draw:line-skew="2.958cm 0.528cm" svg:x1="3.683cm" svg:y1="0.697cm" svg:x2="2.031cm" svg:y2="0.636cm" draw:start-shape="id3" draw:start-glue-point="3" draw:end-shape="id2" draw:end-glue-point="5" svg:d="m3683 697c-504 0-420-144-707-245s-945-156-945 184">
          <text:p/>
        </draw:connector>
        <draw:frame draw:style-name="gr1" draw:layer="layout" svg:width="1.817cm" svg:height="2.891cm" svg:x="5.422cm" svg:y="0.508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4.897cm" svg:y="-4.661cm"/>
          <draw:glue-point draw:id="5" svg:x="1.363cm" svg:y="-4.661cm"/>
        </draw:frame>
        <draw:custom-shape draw:style-name="gr2" draw:text-style-name="P1" draw:layer="layout" svg:width="1.651cm" svg:height="0.635cm" svg:x="5.422cm" svg:y="0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51cm" svg:height="0.635cm" svg:x="5.422cm" svg:y="1.4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51cm" svg:height="0.635cm" svg:x="5.422cm" svg:y="2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51cm" svg:height="0.635cm" svg:x="5.422cm" svg:y="2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361cm" svg:height="0.632cm" svg:x="7.148cm" svg:y="0.889cm">
          <draw:text-box>
            <text:p><text:span text:style-name="T1">برقرار حال</text:span></text:p>
          </draw:text-box>
        </draw:frame>
        <draw:frame draw:style-name="gr3" draw:text-style-name="P2" draw:layer="layout" svg:width="1.353cm" svg:height="0.632cm" svg:x="7.156cm" svg:y="1.524cm">
          <draw:text-box>
            <text:p><text:span text:style-name="T1">پست حال</text:span></text:p>
          </draw:text-box>
        </draw:frame>
        <draw:frame draw:style-name="gr3" draw:text-style-name="P2" draw:layer="layout" svg:width="1.213cm" svg:height="0.632cm" svg:x="7.169cm" svg:y="2.162cm">
          <draw:text-box>
            <text:p><text:span text:style-name="T1">بلند حال</text:span></text:p>
          </draw:text-box>
        </draw:frame>
        <draw:frame draw:style-name="gr3" draw:text-style-name="P2" draw:layer="layout" svg:width="0.625cm" svg:height="0.632cm" svg:x="7.747cm" svg:y="0.257cm">
          <draw:text-box>
            <text:p><text:span text:style-name="T1">با</text:span></text:p>
          </draw:text-box>
        </draw:frame>
        <draw:frame draw:style-name="gr3" draw:text-style-name="P2" draw:layer="layout" svg:width="0.836cm" svg:height="0.632cm" svg:x="0.254cm" svg:y="0.257cm">
          <draw:text-box>
            <text:p><text:span text:style-name="T1">ال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4T15:20:28</dc:date>
    <dc:creator>kkk </dc:creator>
    <meta:generator>LibreOffice/3.3$Linux LibreOffice_project/330m19$Build-401</meta:generator>
    <meta:editing-duration>PT1H23M3S</meta:editing-duration>
    <meta:editing-cycles>5</meta:editing-cycles>
    <meta:document-statistic meta:object-count="23"/>
  </office:meta>
</office:document-meta>
</file>

<file path=Object 1/content.xml><?xml version="1.0" encoding="utf-8"?>
<math xmlns="http://www.w3.org/1998/Math/MathML">
  <semantics>
    <mtable>
      <mtr>
        <mtd>
          <mrow>
            <mi>S</mi>
            <mphantom>
              <mstyle>
                <mrow>
                  <mi>x</mi>
                </mrow>
              </mstyle>
            </mphantom>
            <mi>R</mi>
            <mphantom>
              <mstyle>
                <mrow>
                  <mi>x</mi>
                </mrow>
              </mstyle>
            </mphantom>
            <mi>Q</mi>
            <mphantom>
              <mstyle>
                <mrow>
                  <mi mathvariant="italic">xx</mi>
                </mrow>
              </mstyle>
            </mphantom>
            <mi>Q</mi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</mi>
                </mrow>
              </mstyle>
            </mphantom>
            <mn>0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</mi>
                </mrow>
              </mstyle>
            </mphantom>
            <mn>1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</mi>
                </mrow>
              </mstyle>
            </mphantom>
            <mn>0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</mi>
                </mrow>
              </mstyle>
            </mphantom>
            <mn>0</mn>
          </mrow>
        </mtd>
      </mtr>
    </mtable>
    <annotation encoding="StarMath 5.0">stack{
alignl S phantom{x} R phantom{x} Q phantom{xx} Q #
alignl 0 phantom{x} 0 phantom{x} 0 phantom{xxx} 0 #
alignl 0 phantom{x} 0 phantom{x} 1 phantom{xxx} 1 #
alignl 0 phantom{x} 1 phantom{x} 0 phantom{xxx} 0 #
alignl 0 phantom{x} 1 phantom{x} 1 phantom{xxx} 0 #
alignl 1 phantom{x} 0 phantom{x} 0 phantom{xxx} 1 #
alignl 1 phantom{x} 0 phantom{x} 1 phantom{xxx} 1 #
alignl 1 phantom{x} 1 phantom{x} 0 phantom{xxx} 0 #
alignl 1 phantom{x} 1 phantom{x} 1 phantom{xxx} 0 
}</annotation>
  </semantics>
</math>
</file>

<file path=Object 2/content.xml><?xml version="1.0" encoding="utf-8"?>
<math xmlns="http://www.w3.org/1998/Math/MathML">
  <semantics>
    <mtable>
      <mtr>
        <mtd>
          <mrow>
            <mi>S</mi>
            <mphantom>
              <mstyle>
                <mrow>
                  <mi>x</mi>
                </mrow>
              </mstyle>
            </mphantom>
            <mi>R</mi>
            <mphantom>
              <mstyle>
                <mrow>
                  <mi>x</mi>
                </mrow>
              </mstyle>
            </mphantom>
            <mi>Q</mi>
            <mphantom>
              <mstyle>
                <mrow>
                  <mi mathvariant="italic">xx</mi>
                </mrow>
              </mstyle>
            </mphantom>
            <mover accent="true">
              <mi>Q</mi>
              <mo>¯</mo>
            </mover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</mi>
                </mrow>
              </mstyle>
            </mphantom>
            <mn>1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</mi>
                </mrow>
              </mstyle>
            </mphantom>
            <mn>0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</mi>
                </mrow>
              </mstyle>
            </mphantom>
            <mn>1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</mi>
                </mrow>
              </mstyle>
            </mphantom>
            <mn>0</mn>
          </mrow>
        </mtd>
      </mtr>
    </mtable>
    <annotation encoding="StarMath 5.0">stack{
alignl S phantom{x} R phantom{x} Q phantom{xx} overline{Q} #
alignl 0 phantom{x} 0 phantom{x} 0 phantom{xxx} 1 #
alignl 0 phantom{x} 0 phantom{x} 1 phantom{xxx} 0 #
alignl 0 phantom{x} 1 phantom{x} 0 phantom{xxx} 1 #
alignl 0 phantom{x} 1 phantom{x} 1 phantom{xxx} 1 #
alignl 1 phantom{x} 0 phantom{x} 0 phantom{xxx} 0 #
alignl 1 phantom{x} 0 phantom{x} 1 phantom{xxx} 0 #
alignl 1 phantom{x} 1 phantom{x} 0 phantom{xxx} 0 #
alignl 1 phantom{x} 1 phantom{x} 1 phantom{xxx} 0 
}</annotation>
  </semantics>
</math>
</file>